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</text:span></text:p>
      <text:p text:style-name="P1"><text:span text:style-name="T1"><text:tab/><text:tab/><text:tab/><text:tab/>Multi Threading in Python</text:span></text:p>
      <text:p text:style-name="P1"><text:span text:style-name="T1"><text:tab/><text:tab/>====================================</text:span></text:p>
      <text:p text:style-name="P1"><text:span text:style-name="T1">Index</text:span></text:p>
      <text:p text:style-name="P1"><text:span text:style-name="T1">------------</text:span></text:p>
      <text:p text:style-name="P1"><text:span text:style-name="T1">=&gt;Purpose of Multi Threading</text:span></text:p>
      <text:p text:style-name="P1"><text:span text:style-name="T1">=&gt;Types of Applications</text:span></text:p>
      <text:p text:style-name="P1"><text:span text:style-name="T1"><text:tab/><text:tab/>a) Process Based OR Single Theraded Modelling Lang / Applications</text:span></text:p>
      <text:p text:style-name="P1"><text:span text:style-name="T1"><text:tab/><text:tab/>b) Therad <text:s/>Based OR Multi Theraded Modelling Lang / Applications</text:span></text:p>
      <text:p text:style-name="P1"><text:span text:style-name="T1">=&gt;Development of Therad <text:s/>Based Applications</text:span></text:p>
      <text:p text:style-name="P1"><text:span text:style-name="T1">=&gt;Module Name of Development of Therad <text:s/>Based Applications ( threading)</text:span></text:p>
      <text:p text:style-name="P1"><text:span text:style-name="T1">=&gt;Detailed Discussion about "threading"module</text:span></text:p>
      <text:p text:style-name="P1"><text:span text:style-name="T1">=&gt;Programming Examples</text:span></text:p>
      <text:p text:style-name="P1"><text:span text:style-name="T1">=&gt;Number of approaches to Develop of Therad <text:s/>Based Applications</text:span></text:p>
      <text:p text:style-name="P1"><text:span text:style-name="T1"><text:tab/><text:tab/><text:tab/>a) Functional Programming Approach</text:span></text:p>
      <text:p text:style-name="P1"><text:span text:style-name="T1"><text:tab/><text:tab/><text:tab/>b) Object Orieneted Approach</text:span></text:p>
      <text:p text:style-name="P1"><text:span text:style-name="T1">=&gt;Programming Examples</text:span></text:p>
      <text:p text:style-name="P1"><text:span text:style-name="T1">------------------------------------------------------------------------------------</text:span></text:p>
      <text:p text:style-name="P1"><text:span text:style-name="T1">=&gt;Synchnronizatrion in Threading / DeadLocks in Threading</text:span></text:p>
      <text:p text:style-name="P1"><text:span text:style-name="T1">=&gt;Elimination of DeadLocks in Threading</text:span></text:p>
      <text:p text:style-name="P1"><text:span text:style-name="T1">=&gt;Implemetation Lock class of threading Module</text:span></text:p>
      <text:p text:style-name="P1"><text:span text:style-name="T1">=&gt;Programming Examples</text:span></text:p>
      <text:p text:style-name="P1"><text:span text:style-name="T1">------------------------------------------------------------------------------------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3" meta:word-count="97" meta:character-count="972" meta:non-whitespace-character-count="876"/>
    <meta:generator>LibreOfficeDev/6.0.5.2$Linux_X86_64 LibreOffice_project/</meta:generator>
  </office:meta>
</office:document-meta>
</file>